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Hatchet</text:p>
          </table:table-cell>
          <table:table-cell table:number-columns-repeated="3"/>
          <table:table-cell office:value-type="string" calcext:value-type="string">
            <text:p>Sword</text:p>
          </table:table-cell>
          <table:table-cell table:number-columns-repeated="3"/>
          <table:table-cell office:value-type="string" calcext:value-type="string">
            <text:p>Mace</text:p>
          </table:table-cell>
          <table:table-cell/>
        </table:table-row>
        <table:table-row table:style-name="ro1">
          <table:table-cell table:style-name="ce1"/>
          <table:table-cell/>
          <table:table-cell office:value-type="string" calcext:value-type="string">
            <text:p>Damage(HBS)</text:p>
          </table:table-cell>
          <table:table-cell office:value-type="string" calcext:value-type="string">
            <text:p>Weight</text:p>
          </table:table-cell>
          <table:table-cell table:number-columns-repeated="2"/>
          <table:table-cell office:value-type="string" calcext:value-type="string">
            <text:p>Damage(HBS)</text:p>
          </table:table-cell>
          <table:table-cell office:value-type="string" calcext:value-type="string">
            <text:p>Weight</text:p>
          </table:table-cell>
          <table:table-cell table:number-columns-repeated="2"/>
          <table:table-cell office:value-type="string" calcext:value-type="string">
            <text:p>Damage(HBS)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table:formula="of:=[.$D3]*15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H3]*10+5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OUNDUP([.L3]*2*1.25;0)*5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[.$D4]*15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H4]*10+5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OUNDUP([.L4]*2*1.25;0)*5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[.$D5]*15"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H5]*10+5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ROUNDUP([.L5]*2*1.25;0)*5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[.$D6]*15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H6]*10+5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ROUNDUP([.L6]*2*1.25;0)*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[.$D7]*15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H7]*10+5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ROUNDUP([.L7]*2*1.25;0)*5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formula="of:=[.$D8]*15"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H8]*10+5"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ROUNDUP([.L8]*2*1.25;0)*5"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table:formula="of:=[.$D9]*15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H9]*10+5"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ROUNDUP([.L9]*2*1.25;0)*5"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formula="of:=[.$D10]*15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H10]*10+5"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ROUNDUP([.L10]*2*1.25;0)*5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formula="of:=[.$D11]*15"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H11]*10+5"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ROUNDUP([.L11]*2*1.25;0)*5"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formula="of:=[.$D12]*15"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H12]*10+5"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ROUNDUP([.L12]*2*1.25;0)*5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formula="of:=[.$D13]*15" office:value-type="float" office:value="165" calcext:value-type="float">
            <text:p>16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H13]*10+5"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ROUNDUP([.L13]*2*1.25;0)*5"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formula="of:=[.$D14]*15"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H14]*10+5"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ROUNDUP([.L14]*2*1.25;0)*5"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formula="of:=[.$D15]*15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H15]*10+5"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ROUNDUP([.L15]*2*1.25;0)*5"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table:formula="of:=[.$D16]*15" office:value-type="float" office:value="210" calcext:value-type="float">
            <text:p>21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H16]*10+5"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ROUNDUP([.L16]*2*1.25;0)*5"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table:formula="of:=[.$D17]*15"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H17]*10+5"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ROUNDUP([.L17]*2*1.25;0)*5" office:value-type="float" office:value="190" calcext:value-type="float">
            <text:p>1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formula="of:=[.$D18]*15"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H18]*10+5" office:value-type="float" office:value="165" calcext:value-type="float">
            <text:p>1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ROUNDUP([.L18]*2*1.25;0)*5"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formula="of:=[.$D19]*15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H19]*10+5"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ROUNDUP([.L19]*2*1.25;0)*5"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table:formula="of:=[.$D20]*15" office:value-type="float" office:value="270" calcext:value-type="float">
            <text:p>27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H20]*10+5"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ROUNDUP([.L20]*2*1.25;0)*5" office:value-type="float" office:value="225" calcext:value-type="float">
            <text:p>2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table:formula="of:=[.$D21]*15" office:value-type="float" office:value="285" calcext:value-type="float">
            <text:p>28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H21]*10+5" office:value-type="float" office:value="195" calcext:value-type="float">
            <text:p>19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ROUNDUP([.L21]*2*1.25;0)*5"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table:formula="of:=[.$D22]*15"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H22]*10+5"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ROUNDUP([.L22]*2*1.25;0)*5"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ＭＳ Ｐゴシック" style:language-asian="ja" style:country-asian="JP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07:30:22.93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07:57:58.200000000</meta:creation-date>
    <dc:date>2020-06-09T08:29:28.403000000</dc:date>
    <meta:editing-duration>PT8S</meta:editing-duration>
    <meta:editing-cycles>1</meta:editing-cycles>
    <meta:generator>LibreOffice/6.2.2.2$Windows_X86_64 LibreOffice_project/2b840030fec2aae0fd2658d8d4f9548af4e3518d</meta:generator>
    <meta:document-statistic meta:table-count="1" meta:cell-count="129" meta:object-count="0"/>
  </office:meta>
</office:document-meta>
</file>